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80910" officeooo:paragraph-rsid="00180910"/>
    </style:style>
    <style:style style:name="P2" style:family="paragraph" style:parent-style-name="Standard">
      <style:text-properties fo:font-variant="normal" fo:text-transform="none" fo:color="#28303d" style:font-name="monospace" fo:font-size="15pt" fo:letter-spacing="normal" fo:font-style="normal" fo:font-weight="normal" officeooo:rsid="00180910" officeooo:paragraph-rsid="00180910"/>
    </style:style>
    <style:style style:name="P3" style:family="paragraph" style:parent-style-name="Standard">
      <style:text-properties officeooo:rsid="000cd677" officeooo:paragraph-rsid="00180910"/>
    </style:style>
    <style:style style:name="P4" style:family="paragraph" style:parent-style-name="Standard">
      <style:text-properties officeooo:rsid="00180910" officeooo:paragraph-rsid="00180910"/>
    </style:style>
    <style:style style:name="P5" style:family="paragraph" style:parent-style-name="Standard">
      <style:text-properties officeooo:rsid="00196ff7" officeooo:paragraph-rsid="00196f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環境　ros <text:s/>melodic <text:s/>ubuntu18.04 LTS</text:p>
      <text:p text:style-name="P1"/>
      <text:p text:style-name="P1">必須　realsense SDK 2.0</text:p>
      <text:p text:style-name="P1"/>
      <text:p text:style-name="P1"/>
      <text:p text:style-name="P1">!----------------RTAB-Mapのインストール方法------------------------!</text:p>
      <text:p text:style-name="P1"/>
      <text:p text:style-name="P1">sudo apt-get install ros-melodic-rtabmap-ros</text:p>
      <text:p text:style-name="P1"/>
      <text:p text:style-name="P1">!----------------map作成方法-------------!</text:p>
      <text:p text:style-name="P1"/>
      <text:p text:style-name="P5">&lt;RGB-D mode&gt;</text:p>
      <text:p text:style-name="P1"/>
      <text:p text:style-name="P1">(ターミナル1)</text:p>
      <text:p text:style-name="P3">roslaunch realsense2_camera rs_aligned_depth.launch </text:p>
      <text:p text:style-name="P3"/>
      <text:p text:style-name="P1">(ターミナル2)</text:p>
      <text:p text:style-name="P3">roslaunch rtabmap_ros rtabmap.launch rtabmap_args:="--delete_db_on_start"　depth_topic:=/camera/aligned_depth_to_color/image_raw rgb_topic:=/camera/color/image_raw camera_info_topic:=/camera/color/camera_info</text:p>
      <text:p text:style-name="P1"/>
      <text:p text:style-name="P5">&lt;STEREO mode&gt;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5:15:35.715898000</meta:creation-date>
    <dc:date>2021-08-31T15:27:51.880906739</dc:date>
    <meta:editing-duration>PT8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65" meta:character-count="493" meta:non-whitespace-character-count="470"/>
  </office:meta>
</office:document-meta>
</file>